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 Symbol" style:font-name-complex="Segoe UI Symbol" fo:font-weight="bold" style:font-weight-asian="bold" style:font-weight-complex="bold"/>
    </style:style>
    <style:style style:name="P2" style:parent-style-name="Normal" style:list-style-name="LFO1" style:family="paragraph">
      <style:text-properties style:font-name="Segoe UI Symbol" style:font-name-complex="Segoe UI Symbol" fo:font-weight="bold" style:font-weight-asian="bold" style:font-weight-complex="bold"/>
    </style:style>
    <style:style style:name="P3" style:parent-style-name="Normal" style:list-style-name="LFO1" style:family="paragraph">
      <style:text-properties style:font-name="Segoe UI Symbol" style:font-name-complex="Segoe UI Symbol" fo:font-weight="bold" style:font-weight-asian="bold" style:font-weight-complex="bold"/>
    </style:style>
    <style:style style:name="P4" style:parent-style-name="Normal" style:list-style-name="LFO1" style:family="paragraph">
      <style:text-properties style:font-name="Segoe UI Symbol" style:font-name-complex="Segoe UI Symbol" fo:font-weight="bold" style:font-weight-asian="bold" style:font-weight-complex="bold"/>
    </style:style>
    <style:style style:name="P5" style:parent-style-name="Normal" style:list-style-name="LFO1" style:family="paragraph">
      <style:text-properties style:font-name="Segoe UI Symbol" style:font-name-complex="Segoe UI Symbol"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5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5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5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6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6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6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6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list-style-name="LFO7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7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7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list-style-name="LFO8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8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8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8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8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8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8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124" style:parent-style-name="DefaultParagraphFont" style:family="text">
      <style:text-properties style:font-name="Segoe UI Emoji" style:font-name-complex="Segoe UI Emoji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list-style-name="LFO9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9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list-style-name="LFO9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9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list-style-name="LFO10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list-style-name="LFO10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list-style-name="LFO10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0" style:family="paragraph"/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10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10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11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11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11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list-style-name="LFO12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12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list-style-name="LFO13" style:family="paragraph"/>
    <style:style style:name="P177" style:parent-style-name="Normal" style:list-style-name="LFO13" style:family="paragraph"/>
    <style:style style:name="P178" style:parent-style-name="Normal" style:list-style-name="LFO13" style:family="paragraph"/>
    <style:style style:name="P179" style:parent-style-name="Normal" style:family="paragraph">
      <style:text-properties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list-style-name="LFO14" style:family="paragraph"/>
    <style:style style:name="P184" style:parent-style-name="Normal" style:list-style-name="LFO14" style:family="paragraph"/>
    <style:style style:name="P185" style:parent-style-name="Normal" style:list-style-name="LFO14" style:family="paragraph"/>
    <style:style style:name="P186" style:parent-style-name="Normal" style:list-style-name="LFO14" style:family="paragraph"/>
    <style:style style:name="P187" style:parent-style-name="Normal" style:family="paragraph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f you want, I can also help you:</text:p>
      <text:list text:style-name="LFO1" text:continue-numbering="true">
        <text:list-item>
          <text:p text:style-name="P2">enable or disable specific Copilot features</text:p>
        </text:list-item>
        <text:list-item>
          <text:p text:style-name="P3">tune VS Code settings for your workflow</text:p>
        </text:list-item>
        <text:list-item>
          <text:p text:style-name="P4">optimize Copilot for C#, MAUI, SQL, or Bash</text:p>
        </text:list-item>
        <text:list-item>
          <text:p text:style-name="P5">set up a consistent Windows + WSL development environment</text:p>
        </text:list-item>
      </text:list>
      <text:p text:style-name="Normal">--------------------------------<text:line-break/>Here’s a clear diagram of how your templates now fit together, showing the flow from registry construction through assignments and elements, all the way to the dispatcher:</text:p>
      <text:p text:style-name="P6">Template Relationships</text:p>
      <text:p text:style-name="Normal">Code</text:p>
      <text:p text:style-name="Normal">+-------------------+</text:p>
      <text:p text:style-name="Normal">| <text:s text:c="2"/>Accessor <text:s text:c="7"/>|</text:p>
      <text:p text:style-name="Normal">|-------------------|</text:p>
      <text:p text:style-name="Normal">| - Builds registry |</text:p>
      <text:p text:style-name="Normal">| - Calls <text:s text:c="10"/>|</text:p>
      <text:p text:style-name="Normal">| <text:s text:c="2"/>Elements.Init <text:s text:c="2"/>|</text:p>
      <text:p text:style-name="Normal">| - Exposes getters 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Elements.Initial. |</text:p>
      <text:p text:style-name="Normal">|-------------------|</text:p>
      <text:p text:style-name="Normal">| - Builds arrays <text:s text:c="2"/>|</text:p>
      <text:p text:style-name="Normal">| - Uses <text:s text:c="11"/>|</text:p>
      <text:p text:style-name="Normal">| <text:s text:c="2"/>InitializerArg <text:s/>|</text:p>
      <text:soft-page-break/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Assignments.Init <text:s/>|</text:p>
      <text:p text:style-name="Normal">|-------------------|</text:p>
      <text:p text:style-name="Normal">| - Applies params <text:s/>|</text:p>
      <text:p text:style-name="Normal">| - Uses <text:s text:c="11"/>|</text:p>
      <text:p text:style-name="Normal">| <text:s text:c="2"/>InitializerArg <text:s/>|</text:p>
      <text:p text:style-name="Normal">| - Calls async init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Dispatcher <text:s text:c="7"/>|</text:p>
      <text:p text:style-name="Normal">|-------------------|</text:p>
      <text:p text:style-name="Normal">| - RunAllInitAsync |</text:p>
      <text:p text:style-name="Normal">| - Calls each <text:s text:c="5"/>|</text:p>
      <text:p text:style-name="Normal">| <text:s text:c="2"/>Assignments.Init|</text:p>
      <text:p text:style-name="Normal">+-------------------+</text:p>
      <text:p text:style-name="P7">Flow Summary</text:p>
      <text:list text:style-name="LFO2" text:continue-numbering="true">
        <text:list-item>
          <text:p text:style-name="P8"><text:span text:style-name="T9">Accessor</text:span>: constructs registry, delegates element population to Elements.Initializer, exposes getters.</text:p>
        </text:list-item>
        <text:list-item>
          <text:p text:style-name="P10"><text:span text:style-name="T11">Elements.Initializer</text:span>: builds element arrays/lists using InitializerArgumentExpression.</text:p>
        </text:list-item>
        <text:list-item>
          <text:p text:style-name="P12"><text:span text:style-name="T13">Assignments.Initializer</text:span>: applies parameter assignments, uses InitializerArgumentExpression, invokes async initialization if supported.</text:p>
        </text:list-item>
        <text:list-item>
          <text:p text:style-name="P14"><text:span text:style-name="T15">Dispatcher (Initializer)</text:span>: orchestrates by calling each Assignments.Initializer for all classes.</text:p>
        </text:list-item>
      </text:list>
      <text:p text:style-name="Normal">This gives you a clean separation of concerns: each template has one job, and all coercion logic is centralized in the mapper.</text:p>
      <text:p text:style-name="Normal">Would you like me to also sketch a<text:s/><text:span text:style-name="T16">sample generated output</text:span><text:s/>(for a simple class with one assignment and one element) so you can see what the emitted C# looks like end‑to‑end?</text:p>
      <text:p text:style-name="Normal">--------------------<text:line-break/>Here’s a clear diagram of how your templates now fit together, showing the flow from registry construction through assignments and elements, all the way to the dispatcher:</text:p>
      <text:p text:style-name="P17">Template Relationships</text:p>
      <text:p text:style-name="Normal">Code</text:p>
      <text:p text:style-name="Normal">+-------------------+</text:p>
      <text:p text:style-name="Normal">| <text:s text:c="2"/>Accessor <text:s text:c="7"/>|</text:p>
      <text:p text:style-name="Normal">|-------------------|</text:p>
      <text:p text:style-name="Normal">| - Builds registry |</text:p>
      <text:p text:style-name="Normal">| - Calls <text:s text:c="10"/>|</text:p>
      <text:p text:style-name="Normal">| <text:s text:c="2"/>Elements.Init <text:s text:c="2"/>|</text:p>
      <text:p text:style-name="Normal">| - Exposes getters 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Elements.Initial. |</text:p>
      <text:p text:style-name="Normal">|-------------------|</text:p>
      <text:p text:style-name="Normal">| - Builds arrays <text:s text:c="2"/>|</text:p>
      <text:p text:style-name="Normal">| - Uses <text:s text:c="11"/>|</text:p>
      <text:p text:style-name="Normal">| <text:s text:c="2"/>InitializerArg <text:s/>|</text:p>
      <text:p text:style-name="Normal">+---------+---------+</text:p>
      <text:soft-page-break/>
      <text:p text:style-name="Normal"><text:s text:c="10"/>|</text:p>
      <text:p text:style-name="Normal"><text:s text:c="10"/>v</text:p>
      <text:p text:style-name="Normal">+-------------------+</text:p>
      <text:p text:style-name="Normal">| Assignments.Init <text:s/>|</text:p>
      <text:p text:style-name="Normal">|-------------------|</text:p>
      <text:p text:style-name="Normal">| - Applies params <text:s/>|</text:p>
      <text:p text:style-name="Normal">| - Uses <text:s text:c="11"/>|</text:p>
      <text:p text:style-name="Normal">| <text:s text:c="2"/>InitializerArg <text:s/>|</text:p>
      <text:p text:style-name="Normal">| - Calls async init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Dispatcher <text:s text:c="7"/>|</text:p>
      <text:p text:style-name="Normal">|-------------------|</text:p>
      <text:p text:style-name="Normal">| - RunAllInitAsync |</text:p>
      <text:p text:style-name="Normal">| - Calls each <text:s text:c="5"/>|</text:p>
      <text:p text:style-name="Normal">| <text:s text:c="2"/>Assignments.Init|</text:p>
      <text:p text:style-name="Normal">+-------------------+</text:p>
      <text:p text:style-name="P18">Flow Summary</text:p>
      <text:list text:style-name="LFO3" text:continue-numbering="true">
        <text:list-item>
          <text:p text:style-name="P19"><text:span text:style-name="T20">Accessor</text:span>: constructs registry, delegates element population to Elements.Initializer, exposes getters.</text:p>
        </text:list-item>
        <text:list-item>
          <text:p text:style-name="P21"><text:span text:style-name="T22">Elements.Initializer</text:span>: builds element arrays/lists using InitializerArgumentExpression.</text:p>
        </text:list-item>
        <text:list-item>
          <text:p text:style-name="P23"><text:span text:style-name="T24">Assignments.Initializer</text:span>: applies parameter assignments, uses InitializerArgumentExpression, invokes async initialization if supported.</text:p>
        </text:list-item>
        <text:list-item>
          <text:p text:style-name="P25"><text:span text:style-name="T26">Dispatcher (Initializer)</text:span>: orchestrates by calling each Assignments.Initializer for all classes.</text:p>
        </text:list-item>
      </text:list>
      <text:p text:style-name="Normal">This gives you a clean separation of concerns: each template has one job, and all coercion logic is centralized in the mapper.</text:p>
      <text:p text:style-name="Normal">Would you like me to also sketch a<text:s/><text:span text:style-name="T27">sample generated output</text:span><text:s/>(for a simple class with one assignment and one element) so you can see what the emitted C# looks like end‑to‑end?</text:p>
      <text:p text:style-name="Normal">Yes</text:p>
      <text:p text:style-name="Normal">Alright, let’s walk through a<text:s/><text:span text:style-name="T28">sample generated output</text:span><text:s/>end‑to‑end, using a simple class with one assignment and one element. This will show how the mapper tokens flow through each template into actual C# code.</text:p>
      <text:p text:style-name="P29">Example Input Model</text:p>
      <text:p text:style-name="Normal">yaml</text:p>
      <text:p text:style-name="Normal">NamedInstances:</text:p>
      <text:p text:style-name="Normal"><text:s text:c="2"/>- NamedInstanceName: Foo</text:p>
      <text:p text:style-name="Normal"><text:s text:c="4"/>QualifiedClassName: MyNamespace.Foo</text:p>
      <text:p text:style-name="Normal"><text:s text:c="4"/>Assignments:</text:p>
      <text:p text:style-name="Normal"><text:s text:c="6"/>-<text:s/>AssignmentParameterName: Value</text:p>
      <text:p text:style-name="Normal"><text:s text:c="8"/>AssignmentValue: "42"</text:p>
      <text:p text:style-name="Normal"><text:s text:c="4"/>Elements:</text:p>
      <text:p text:style-name="Normal"><text:s text:c="6"/>- AssignmentValue: "bar"</text:p>
      <text:p text:style-name="P30">Generated Accessor</text:p>
      <text:p text:style-name="Normal">csharp</text:p>
      <text:p text:style-name="Normal">public sealed class Registry</text:p>
      <text:p text:style-name="Normal">{</text:p>
      <text:p text:style-name="Normal"><text:s text:c="4"/>private readonly MyNamespace.Foo _fooInstance;</text:p>
      <text:p text:style-name="Normal"><text:s text:c="4"/>private readonly IReadOnlyList&lt;MyNamespace.Foo&gt; _fooInstance_Elements;</text:p>
      <text:p text:style-name="Normal"/>
      <text:p text:style-name="Normal"><text:s text:c="4"/>public Registry()</text:p>
      <text:soft-page-break/>
      <text:p text:style-name="Normal"><text:s text:c="4"/>{</text:p>
      <text:p text:style-name="Normal"><text:s text:c="8"/>_fooInstance = new MyNamespace.Foo();</text:p>
      <text:p text:style-name="Normal"/>
      <text:p text:style-name="Normal"><text:s text:c="8"/>// delegate element construction to Elements.Initializer</text:p>
      <text:p text:style-name="Normal"><text:s text:c="8"/>_fooInstance_Elements = Foo_ElementsInitializer.CreateElements(this);</text:p>
      <text:p text:style-name="Normal"><text:s text:c="4"/>}</text:p>
      <text:p text:style-name="Normal"/>
      <text:p text:style-name="Normal"><text:s text:c="4"/>public MyNamespace.Foo GetFoo() =&gt; _fooInstance;</text:p>
      <text:p text:style-name="Normal"/>
      <text:p text:style-name="Normal"><text:s text:c="4"/>public IReadOnlyList&lt;MyNamespace.Foo&gt; GetFooElements() =&gt; _fooInstance_Elements;</text:p>
      <text:p text:style-name="Normal">}</text:p>
      <text:p text:style-name="P31">Generated Assignments.Initializer</text:p>
      <text:p text:style-name="Normal">csharp</text:p>
      <text:p text:style-name="Normal">internal static partial class<text:s/>Foo_AssignmentsInitializer</text:p>
      <text:p text:style-name="Normal">{</text:p>
      <text:p text:style-name="Normal"><text:s text:c="4"/>public static Task Invoke_FooAsync(Registry registry)</text:p>
      <text:p text:style-name="Normal"><text:s text:c="4"/>{</text:p>
      <text:p text:style-name="Normal"><text:s text:c="8"/>var instance = registry.GetFoo();</text:p>
      <text:p text:style-name="Normal"/>
      <text:p text:style-name="Normal"><text:s text:c="8"/>// assign parameter Value from literal</text:p>
      <text:p text:style-name="Normal"><text:s text:c="8"/>instance.Value = 42;</text:p>
      <text:p text:style-name="Normal"/>
      <text:p text:style-name="Normal"><text:s text:c="8"/>if (instance is<text:s/>IAsyncInitializable asyncInit)</text:p>
      <text:p text:style-name="Normal"><text:s text:c="8"/>{</text:p>
      <text:p text:style-name="Normal"><text:s text:c="12"/>return asyncInit.InitializeAsync();</text:p>
      <text:soft-page-break/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32">Generated Elements.Initializer</text:p>
      <text:p text:style-name="Normal">csharp</text:p>
      <text:p text:style-name="Normal">internal static partial class Foo_ElementsInitializer</text:p>
      <text:p text:style-name="Normal">{</text:p>
      <text:p text:style-name="Normal"><text:s text:c="4"/>public static IReadOnlyList&lt;MyNamespace.Foo&gt; CreateElements(Registry registry)</text:p>
      <text:p text:style-name="Normal"><text:s text:c="4"/>{</text:p>
      <text:p text:style-name="Normal"><text:s text:c="8"/>return new MyNamespace.Foo[] {</text:p>
      <text:p text:style-name="Normal"><text:s text:c="12"/>// element 0 from literal</text:p>
      <text:p text:style-name="Normal"><text:s text:c="12"/>"bar"</text:p>
      <text:p text:style-name="Normal"><text:s text:c="8"/>};</text:p>
      <text:p text:style-name="Normal"><text:s text:c="4"/>}</text:p>
      <text:p text:style-name="Normal">}</text:p>
      <text:p text:style-name="P33">Generated Dispatcher</text:p>
      <text:p text:style-name="Normal">csharp</text:p>
      <text:p text:style-name="Normal">public static class<text:s/>GeneratedInitializers</text:p>
      <text:p text:style-name="Normal">{</text:p>
      <text:p text:style-name="Normal"><text:s text:c="4"/>public static async Task RunAllInitializersAsync(IServiceProvider provider)</text:p>
      <text:p text:style-name="Normal"><text:s text:c="4"/>{</text:p>
      <text:p text:style-name="Normal"><text:s text:c="8"/>// Per-class initializer invoker calls</text:p>
      <text:p text:style-name="Normal"><text:s text:c="8"/>await Foo_AssignmentsInitializer.Invoke_FooAsync(provider);</text:p>
      <text:p text:style-name="Normal"><text:s text:c="4"/>}</text:p>
      <text:soft-page-break/>
      <text:p text:style-name="Normal">}</text:p>
      <text:p text:style-name="P34">Flow Recap</text:p>
      <text:list text:style-name="LFO4" text:continue-numbering="true">
        <text:list-item>
          <text:p text:style-name="P35"><text:span text:style-name="T36">Mapper</text:span><text:s/>produced InitializerArgumentExpression for both assignment (42) and element ("bar").</text:p>
        </text:list-item>
        <text:list-item>
          <text:p text:style-name="P37"><text:span text:style-name="T38">Assignments.Initializer</text:span><text:s/>applied the parameter.</text:p>
        </text:list-item>
        <text:list-item>
          <text:p text:style-name="P39"><text:span text:style-name="T40">Elements.Initializer</text:span><text:s/>built the array.</text:p>
        </text:list-item>
        <text:list-item>
          <text:p text:style-name="P41"><text:span text:style-name="T42">Accessor</text:span><text:s/>wired everything together.</text:p>
        </text:list-item>
        <text:list-item>
          <text:p text:style-name="P43"><text:span text:style-name="T44">Dispatcher</text:span><text:s/>orchestrated initialization.</text:p>
        </text:list-item>
      </text:list>
      <text:p text:style-name="Normal">This is the<text:s/>complete picture: you can now see how a simple YAML input flows through mapper → templates → generated C#.</text:p>
      <text:p text:style-name="Normal">Would you like me to expand this example to include a<text:s/><text:span text:style-name="T45">reference assignment</text:span><text:s/>(e.g. Bar depends on Foo) so you can see how registry lookups (registry.GetFooInstance()) appear in the generated output?</text:p>
      <text:p text:style-name="Normal">Yes</text:p>
      <text:p text:style-name="Normal">Great — let’s expand the sample to include a<text:s/><text:span text:style-name="T46">reference assignment</text:span>, so you can see how registry lookups flow through the generated code.</text:p>
      <text:p text:style-name="P47">Example Input Model</text:p>
      <text:p text:style-name="Normal">yaml</text:p>
      <text:p text:style-name="Normal">NamedInstances:</text:p>
      <text:p text:style-name="Normal"><text:s text:c="2"/>- NamedInstanceName: Foo</text:p>
      <text:p text:style-name="Normal"><text:s text:c="4"/>QualifiedClassName: MyNamespace.Foo</text:p>
      <text:p text:style-name="Normal"><text:s text:c="4"/>Assignments:</text:p>
      <text:p text:style-name="Normal"><text:s text:c="6"/>- AssignmentParameterName: Value</text:p>
      <text:p text:style-name="Normal"><text:s text:c="8"/>AssignmentValue: "42"</text:p>
      <text:p text:style-name="Normal"/>
      <text:p text:style-name="Normal"><text:s text:c="2"/>- NamedInstanceName: Bar</text:p>
      <text:p text:style-name="Normal"><text:s text:c="4"/>QualifiedClassName: MyNamespace.Bar</text:p>
      <text:p text:style-name="Normal"><text:s text:c="4"/>Assignments:</text:p>
      <text:soft-page-break/>
      <text:p text:style-name="Normal"><text:s text:c="6"/>-<text:s/>AssignmentParameterName: Dependency</text:p>
      <text:p text:style-name="Normal"><text:s text:c="8"/>AssignmentNamedInstanceName: Foo</text:p>
      <text:p text:style-name="P48">Generated Accessor</text:p>
      <text:p text:style-name="Normal">csharp</text:p>
      <text:p text:style-name="Normal">public sealed class Registry</text:p>
      <text:p text:style-name="Normal">{</text:p>
      <text:p text:style-name="Normal"><text:s text:c="4"/>private readonly MyNamespace.Foo _fooInstance;</text:p>
      <text:p text:style-name="Normal"><text:s text:c="4"/>private readonly MyNamespace.Bar _barInstance;</text:p>
      <text:p text:style-name="Normal"/>
      <text:p text:style-name="Normal"><text:s text:c="4"/>public Registry()</text:p>
      <text:p text:style-name="Normal"><text:s text:c="4"/>{</text:p>
      <text:p text:style-name="Normal"><text:s text:c="8"/>_fooInstance = new MyNamespace.Foo();</text:p>
      <text:p text:style-name="Normal"><text:s text:c="8"/>_barInstance = new MyNamespace.Bar();</text:p>
      <text:p text:style-name="Normal"><text:s text:c="4"/>}</text:p>
      <text:p text:style-name="Normal"/>
      <text:p text:style-name="Normal"><text:s text:c="4"/>public MyNamespace.Foo GetFoo() =&gt; _fooInstance;</text:p>
      <text:p text:style-name="Normal"><text:s text:c="4"/>public MyNamespace.Bar GetBar() =&gt; _barInstance;</text:p>
      <text:p text:style-name="Normal">}</text:p>
      <text:p text:style-name="P49">Generated Assignments.Initializer (Foo)</text:p>
      <text:p text:style-name="Normal">csharp</text:p>
      <text:p text:style-name="Normal">internal static partial class Foo_AssignmentsInitializer</text:p>
      <text:p text:style-name="Normal">{</text:p>
      <text:p text:style-name="Normal"><text:s text:c="4"/>public static Task Invoke_FooAsync(Registry registry)</text:p>
      <text:p text:style-name="Normal"><text:s text:c="4"/>{</text:p>
      <text:p text:style-name="Normal"><text:s text:c="8"/>var instance = registry.GetFoo();</text:p>
      <text:p text:style-name="Normal"/>
      <text:soft-page-break/>
      <text:p text:style-name="Normal"><text:s text:c="8"/>// assign parameter Value from literal</text:p>
      <text:p text:style-name="Normal"><text:s text:c="8"/>instance.Value = 42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50">Generated Assignments.Initializer (Bar)</text:p>
      <text:p text:style-name="Normal">csharp</text:p>
      <text:p text:style-name="Normal">internal static partial class<text:s/>Bar_AssignmentsInitializer</text:p>
      <text:p text:style-name="Normal">{</text:p>
      <text:p text:style-name="Normal"><text:s text:c="4"/>public static Task Invoke_BarAsync(Registry registry)</text:p>
      <text:p text:style-name="Normal"><text:s text:c="4"/>{</text:p>
      <text:p text:style-name="Normal"><text:s text:c="8"/>var instance = registry.GetBar();</text:p>
      <text:p text:style-name="Normal"/>
      <text:p text:style-name="Normal"><text:s text:c="8"/>// assign parameter Dependency from named instance Foo</text:p>
      <text:p text:style-name="Normal"><text:s text:c="8"/>instance.Dependency = registry.GetFoo()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51">Generated Dispatcher</text:p>
      <text:p text:style-name="Normal">csharp</text:p>
      <text:p text:style-name="Normal">public static class GeneratedInitializers</text:p>
      <text:p text:style-name="Normal">{</text:p>
      <text:p text:style-name="Normal"><text:s text:c="4"/>public static<text:s/>async Task RunAllInitializersAsync(IServiceProvider provider)</text:p>
      <text:p text:style-name="Normal"><text:s text:c="4"/>{</text:p>
      <text:p text:style-name="Normal"><text:s text:c="8"/>// Per-class initializer invoker calls</text:p>
      <text:p text:style-name="Normal"><text:s text:c="8"/>await Foo_AssignmentsInitializer.Invoke_FooAsync(provider);</text:p>
      <text:p text:style-name="Normal"><text:s text:c="8"/>await Bar_AssignmentsInitializer.Invoke_BarAsync(provider);</text:p>
      <text:p text:style-name="Normal"><text:s text:c="4"/>}</text:p>
      <text:p text:style-name="Normal">}</text:p>
      <text:p text:style-name="P52">Flow Recap</text:p>
      <text:list text:style-name="LFO5" text:continue-numbering="true">
        <text:list-item>
          <text:p text:style-name="P53"><text:span text:style-name="T54">Foo</text:span><text:s/>gets a literal assignment (42).</text:p>
        </text:list-item>
        <text:list-item>
          <text:p text:style-name="P55"><text:span text:style-name="T56">Bar</text:span><text:s/>gets a reference assignment (registry.GetFoo()), automatically emitted by the mapper.</text:p>
        </text:list-item>
        <text:list-item>
          <text:p text:style-name="P57"><text:span text:style-name="T58">Dispatcher</text:span><text:s/>ensures both initializers run in sequence.</text:p>
        </text:list-item>
      </text:list>
      <text:p text:style-name="Normal">This shows how reference assignments are seamlessly handled: the mapper emits registry.GetFoo(), and the template consumes it without branching logic.</text:p>
      <text:p text:style-name="Normal">Would you like me to also expand this example to include an<text:s/><text:span text:style-name="T59">array of elements</text:span><text:s/>(e.g. Baz with multiple string elements) so you can see how Elements.Initializer plugs in alongside assignments?</text:p>
      <text:p text:style-name="Normal">Yes</text:p>
      <text:p text:style-name="Normal">Perfect — let’s expand the example to include an<text:s/><text:span text:style-name="T60">array of elements</text:span><text:s/>so you can see how the Elements.Initializer plugs in alongside assignments and references.</text:p>
      <text:soft-page-break/>
      <text:p text:style-name="P61">Example Input Model</text:p>
      <text:p text:style-name="Normal">yaml</text:p>
      <text:p text:style-name="Normal">NamedInstances:</text:p>
      <text:p text:style-name="Normal"><text:s text:c="2"/>- NamedInstanceName: Foo</text:p>
      <text:p text:style-name="Normal"><text:s text:c="4"/>QualifiedClassName: MyNamespace.Foo</text:p>
      <text:p text:style-name="Normal"><text:s text:c="4"/>Assignments:</text:p>
      <text:p text:style-name="Normal"><text:s text:c="6"/>- AssignmentParameterName: Value</text:p>
      <text:p text:style-name="Normal"><text:s text:c="8"/>AssignmentValue: "42"</text:p>
      <text:p text:style-name="Normal"/>
      <text:p text:style-name="Normal"><text:s text:c="2"/>- NamedInstanceName: Bar</text:p>
      <text:p text:style-name="Normal"><text:s text:c="4"/>QualifiedClassName: MyNamespace.Bar</text:p>
      <text:p text:style-name="Normal"><text:s text:c="4"/>Assignments:</text:p>
      <text:p text:style-name="Normal"><text:s text:c="6"/>-<text:s/>AssignmentParameterName: Dependency</text:p>
      <text:p text:style-name="Normal"><text:s text:c="8"/>AssignmentNamedInstanceName: Foo</text:p>
      <text:p text:style-name="Normal"/>
      <text:p text:style-name="Normal"><text:s text:c="2"/>- NamedInstanceName: Baz</text:p>
      <text:p text:style-name="Normal"><text:s text:c="4"/>QualifiedClassName: MyNamespace.Baz</text:p>
      <text:p text:style-name="Normal"><text:s text:c="4"/>IsArray: true</text:p>
      <text:p text:style-name="Normal"><text:s text:c="4"/>Elements:</text:p>
      <text:p text:style-name="Normal"><text:s text:c="6"/>- AssignmentValue: "alpha"</text:p>
      <text:p text:style-name="Normal"><text:s text:c="6"/>- AssignmentValue: "beta"</text:p>
      <text:p text:style-name="Normal"><text:s text:c="6"/>- AssignmentNamedInstanceName: Foo</text:p>
      <text:p text:style-name="P62">Generated Accessor</text:p>
      <text:p text:style-name="Normal">csharp</text:p>
      <text:p text:style-name="Normal">public sealed class Registry</text:p>
      <text:p text:style-name="Normal">{</text:p>
      <text:soft-page-break/>
      <text:p text:style-name="Normal"><text:s text:c="4"/>private readonly MyNamespace.Foo _fooInstance;</text:p>
      <text:p text:style-name="Normal"><text:s text:c="4"/>private readonly MyNamespace.Bar _barInstance;</text:p>
      <text:p text:style-name="Normal"><text:s text:c="4"/>private readonly IReadOnlyList&lt;MyNamespace.Baz&gt; _bazInstance_Elements;</text:p>
      <text:p text:style-name="Normal"/>
      <text:p text:style-name="Normal"><text:s text:c="4"/>public Registry()</text:p>
      <text:p text:style-name="Normal"><text:s text:c="4"/>{</text:p>
      <text:p text:style-name="Normal"><text:s text:c="8"/>_fooInstance = new MyNamespace.Foo();</text:p>
      <text:p text:style-name="Normal"><text:s text:c="8"/>_barInstance = new MyNamespace.Bar();</text:p>
      <text:p text:style-name="Normal"/>
      <text:p text:style-name="Normal"><text:s text:c="8"/>// delegate element construction to Elements.Initializer</text:p>
      <text:p text:style-name="Normal"><text:s text:c="8"/>_bazInstance_Elements = Baz_ElementsInitializer.CreateElements(this);</text:p>
      <text:p text:style-name="Normal"><text:s text:c="4"/>}</text:p>
      <text:p text:style-name="Normal"/>
      <text:p text:style-name="Normal"><text:s text:c="4"/>public MyNamespace.Foo GetFoo() =&gt; _fooInstance;</text:p>
      <text:p text:style-name="Normal"><text:s text:c="4"/>public MyNamespace.Bar GetBar() =&gt; _barInstance;</text:p>
      <text:p text:style-name="Normal"><text:s text:c="4"/>public IReadOnlyList&lt;MyNamespace.Baz&gt; GetBazElements() =&gt; _bazInstance_Elements;</text:p>
      <text:p text:style-name="Normal">}</text:p>
      <text:p text:style-name="P63">Generated<text:s/>Assignments.Initializer (Foo)</text:p>
      <text:p text:style-name="Normal">csharp</text:p>
      <text:p text:style-name="Normal">internal static partial class Foo_AssignmentsInitializer</text:p>
      <text:p text:style-name="Normal">{</text:p>
      <text:p text:style-name="Normal"><text:s text:c="4"/>public static Task Invoke_FooAsync(Registry registry)</text:p>
      <text:p text:style-name="Normal"><text:s text:c="4"/>{</text:p>
      <text:p text:style-name="Normal"><text:s text:c="8"/>var instance = registry.GetFoo();</text:p>
      <text:p text:style-name="Normal"/>
      <text:soft-page-break/>
      <text:p text:style-name="Normal"><text:s text:c="8"/>// assign parameter Value from literal</text:p>
      <text:p text:style-name="Normal"><text:s text:c="8"/>instance.Value = 42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64">Generated Assignments.Initializer (Bar)</text:p>
      <text:p text:style-name="Normal">csharp</text:p>
      <text:p text:style-name="Normal">internal<text:s/>static partial class Bar_AssignmentsInitializer</text:p>
      <text:p text:style-name="Normal">{</text:p>
      <text:p text:style-name="Normal"><text:s text:c="4"/>public static Task Invoke_BarAsync(Registry registry)</text:p>
      <text:p text:style-name="Normal"><text:s text:c="4"/>{</text:p>
      <text:p text:style-name="Normal"><text:s text:c="8"/>var instance = registry.GetBar();</text:p>
      <text:p text:style-name="Normal"/>
      <text:p text:style-name="Normal"><text:s text:c="8"/>// assign parameter Dependency from named instance Foo</text:p>
      <text:p text:style-name="Normal"><text:s text:c="8"/>instance.Dependency = registry.GetFoo()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65">Generated Elements.Initializer (Baz)</text:p>
      <text:p text:style-name="Normal">csharp</text:p>
      <text:p text:style-name="Normal">internal static partial class Baz_ElementsInitializer</text:p>
      <text:p text:style-name="Normal">{</text:p>
      <text:p text:style-name="Normal"><text:s text:c="4"/>public static IReadOnlyList&lt;MyNamespace.Baz&gt; CreateElements(Registry registry)</text:p>
      <text:p text:style-name="Normal"><text:s text:c="4"/>{</text:p>
      <text:p text:style-name="Normal"><text:s text:c="8"/>return new MyNamespace.Baz[] {</text:p>
      <text:p text:style-name="Normal"><text:s text:c="12"/>// element 0 from literal</text:p>
      <text:p text:style-name="Normal"><text:s text:c="12"/>"alpha",</text:p>
      <text:p text:style-name="Normal"><text:s text:c="12"/>// element 1 from literal</text:p>
      <text:p text:style-name="Normal"><text:s text:c="12"/>"beta",</text:p>
      <text:p text:style-name="Normal"><text:s text:c="12"/>// element 2 from named instance Foo</text:p>
      <text:p text:style-name="Normal"><text:s text:c="12"/>registry.GetFoo()</text:p>
      <text:p text:style-name="Normal"><text:s text:c="8"/>};</text:p>
      <text:p text:style-name="Normal"><text:s text:c="4"/>}</text:p>
      <text:p text:style-name="Normal">}</text:p>
      <text:p text:style-name="P66">Generated Dispatcher</text:p>
      <text:p text:style-name="Normal">csharp</text:p>
      <text:p text:style-name="Normal">public static class GeneratedInitializers</text:p>
      <text:p text:style-name="Normal">{</text:p>
      <text:p text:style-name="Normal"><text:s text:c="4"/>public static async Task<text:s/>RunAllInitializersAsync(IServiceProvider provider)</text:p>
      <text:p text:style-name="Normal"><text:s text:c="4"/>{</text:p>
      <text:soft-page-break/>
      <text:p text:style-name="Normal"><text:s text:c="8"/>await Foo_AssignmentsInitializer.Invoke_FooAsync(provider);</text:p>
      <text:p text:style-name="Normal"><text:s text:c="8"/>await Bar_AssignmentsInitializer.Invoke_BarAsync(provider);</text:p>
      <text:p text:style-name="Normal"><text:s text:c="8"/>// Baz has no assignments, only elements, so no async initializer call needed</text:p>
      <text:p text:style-name="Normal"><text:s text:c="4"/>}</text:p>
      <text:p text:style-name="Normal">}</text:p>
      <text:p text:style-name="P67">Flow Recap</text:p>
      <text:list text:style-name="LFO6" text:continue-numbering="true">
        <text:list-item>
          <text:p text:style-name="P68"><text:span text:style-name="T69">Foo</text:span>: literal assignment (42).</text:p>
        </text:list-item>
        <text:list-item>
          <text:p text:style-name="P70"><text:span text:style-name="T71">Bar</text:span>: reference assignment (registry.GetFoo()).</text:p>
        </text:list-item>
        <text:list-item>
          <text:p text:style-name="P72"><text:span text:style-name="T73">Baz</text:span>: array of elements ("alpha", "beta", and registry.GetFoo()).</text:p>
        </text:list-item>
        <text:list-item>
          <text:p text:style-name="P74"><text:span text:style-name="T75">Accessor</text:span>: wires everything together, delegates element<text:s/>construction to Baz_ElementsInitializer.</text:p>
        </text:list-item>
        <text:list-item>
          <text:p text:style-name="P76"><text:span text:style-name="T77">Dispatcher</text:span>: orchestrates initializers for Foo and Bar; Baz only needs element construction.</text:p>
        </text:list-item>
      </text:list>
      <text:p text:style-name="Normal">This shows the full symmetry: assignments, references, and elements all flow through mapper → templates → generated code.</text:p>
      <text:p text:style-name="Normal">Would you like me to now sketch a<text:s/><text:span text:style-name="T78">combined diagram</text:span><text:s/>that shows how Assignments and Elements both plug into the Accessor and Dispatcher, so you can visualize the complete system at once?</text:p>
      <text:p text:style-name="Normal">--------------<text:line-break/>Here’s the<text:s/><text:span text:style-name="T79">combined diagram</text:span><text:s/>showing how all your templates now interlock — assignments, elements, accessor, and dispatcher — so you can visualize the complete system at once:</text:p>
      <text:p text:style-name="P80">Full Template System Flow</text:p>
      <text:p text:style-name="Normal">Code</text:p>
      <text:p text:style-name="Normal">+-------------------+</text:p>
      <text:p text:style-name="Normal">| <text:s text:c="5"/>Accessor <text:s text:c="4"/>|</text:p>
      <text:p text:style-name="Normal">|-------------------|</text:p>
      <text:p text:style-name="Normal">| - Builds registry |</text:p>
      <text:p text:style-name="Normal">| - Calls <text:s text:c="10"/>|</text:p>
      <text:soft-page-break/>
      <text:p text:style-name="Normal">| <text:s text:c="2"/>Elements.Init <text:s text:c="2"/>|</text:p>
      <text:p text:style-name="Normal">| - Exposes getters 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Elements.Initial. |</text:p>
      <text:p text:style-name="Normal">|-------------------|</text:p>
      <text:p text:style-name="Normal">| - Builds arrays <text:s text:c="2"/>|</text:p>
      <text:p text:style-name="Normal">| - Uses <text:s text:c="11"/>|</text:p>
      <text:p text:style-name="Normal">| <text:s text:c="2"/>InitializerArg <text:s/>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Assignments.Init <text:s/>|</text:p>
      <text:p text:style-name="Normal">|-------------------|</text:p>
      <text:p text:style-name="Normal">| - Applies params <text:s/>|</text:p>
      <text:p text:style-name="Normal">| - Uses <text:s text:c="11"/>|</text:p>
      <text:p text:style-name="Normal">| <text:s text:c="2"/>InitializerArg <text:s/>|</text:p>
      <text:p text:style-name="Normal">| - Calls async init|</text:p>
      <text:p text:style-name="Normal">+---------+---------+</text:p>
      <text:p text:style-name="Normal"><text:s text:c="10"/>|</text:p>
      <text:p text:style-name="Normal"><text:s text:c="10"/>v</text:p>
      <text:p text:style-name="Normal">+-------------------+</text:p>
      <text:p text:style-name="Normal">| <text:s text:c="2"/>Dispatcher <text:s text:c="5"/>|</text:p>
      <text:soft-page-break/>
      <text:p text:style-name="Normal">|-------------------|</text:p>
      <text:p text:style-name="Normal">| - RunAllInitAsync |</text:p>
      <text:p text:style-name="Normal">| - Calls each <text:s text:c="5"/>|</text:p>
      <text:p text:style-name="Normal">| <text:s text:c="2"/>Assignments.Init|</text:p>
      <text:p text:style-name="Normal">+-------------------+</text:p>
      <text:p text:style-name="P81">How it works together</text:p>
      <text:list text:style-name="LFO7" text:continue-numbering="true">
        <text:list-item>
          <text:p text:style-name="P82"><text:span text:style-name="T83">Accessor</text:span>: constructs registry instances and delegates element population to<text:s/>Elements.Initializer.</text:p>
        </text:list-item>
        <text:list-item>
          <text:p text:style-name="P84"><text:span text:style-name="T85">Elements.Initializer</text:span>: builds element arrays/lists using InitializerArgumentExpression.</text:p>
        </text:list-item>
        <text:list-item>
          <text:p text:style-name="P86"><text:span text:style-name="T87">Assignments.Initializer</text:span>: applies parameter assignments, also using InitializerArgumentExpression, and invokes async initialization if supported.</text:p>
        </text:list-item>
        <text:list-item>
          <text:p text:style-name="P88"><text:span text:style-name="T89">Dispatcher</text:span>: orchestrates initialization by calling each Assignments.Initializer in turn.</text:p>
        </text:list-item>
      </text:list>
      <text:p text:style-name="Normal">This diagram shows the<text:s/><text:span text:style-name="T90">single responsibility principle</text:span><text:s/>in action: each template does one job, mapper tokens unify the logic, and the dispatcher ties it all together.</text:p>
      <text:p text:style-name="Normal">Would you like me to now produce a<text:s/><text:span text:style-name="T91">consolidated example output</text:span><text:s/>that includes<text:s/><text:span text:style-name="T92">all three kinds of instances</text:span><text:s/>(literal assignment, reference assignment, and array elements) in one generated registry file, so you can see the final product as a single C# artifact?</text:p>
      <text:p text:style-name="Normal">---------------<text:line-break/>Alright, here’s a<text:s/><text:span text:style-name="T93">consolidated example output</text:span><text:s/>that shows all three cases — a literal assignment, a reference assignment, and an array of elements — in one generated registry file. This ties together everything we’ve been working on:</text:p>
      <text:p text:style-name="P94">Example Input Model</text:p>
      <text:p text:style-name="Normal">yaml</text:p>
      <text:p text:style-name="Normal">NamedInstances:</text:p>
      <text:p text:style-name="Normal"><text:s text:c="2"/>- NamedInstanceName: Foo</text:p>
      <text:p text:style-name="Normal"><text:s text:c="4"/>QualifiedClassName: MyNamespace.Foo</text:p>
      <text:p text:style-name="Normal"><text:s text:c="4"/>Assignments:</text:p>
      <text:soft-page-break/>
      <text:p text:style-name="Normal"><text:s text:c="6"/>- AssignmentParameterName: Value</text:p>
      <text:p text:style-name="Normal"><text:s text:c="8"/>AssignmentValue: "42"</text:p>
      <text:p text:style-name="Normal"/>
      <text:p text:style-name="Normal"><text:s text:c="2"/>- NamedInstanceName: Bar</text:p>
      <text:p text:style-name="Normal"><text:s text:c="4"/>QualifiedClassName: MyNamespace.Bar</text:p>
      <text:p text:style-name="Normal"><text:s text:c="4"/>Assignments:</text:p>
      <text:p text:style-name="Normal"><text:s text:c="6"/>- AssignmentParameterName: Dependency</text:p>
      <text:p text:style-name="Normal"><text:s text:c="8"/>AssignmentNamedInstanceName: Foo</text:p>
      <text:p text:style-name="Normal"/>
      <text:p text:style-name="Normal"><text:s text:c="2"/>- NamedInstanceName: Baz</text:p>
      <text:p text:style-name="Normal"><text:s text:c="4"/>QualifiedClassName: MyNamespace.Baz</text:p>
      <text:p text:style-name="Normal"><text:s text:c="4"/>IsArray: true</text:p>
      <text:p text:style-name="Normal"><text:s text:c="4"/>Elements:</text:p>
      <text:p text:style-name="Normal"><text:s text:c="6"/>- AssignmentValue: "alpha"</text:p>
      <text:p text:style-name="Normal"><text:s text:c="6"/>- AssignmentValue: "beta"</text:p>
      <text:p text:style-name="Normal"><text:s text:c="6"/>- AssignmentNamedInstanceName: Foo</text:p>
      <text:p text:style-name="P95">Generated Registry (Accessor)</text:p>
      <text:p text:style-name="Normal">csharp</text:p>
      <text:p text:style-name="Normal">public sealed class Registry</text:p>
      <text:p text:style-name="Normal">{</text:p>
      <text:p text:style-name="Normal"><text:s text:c="4"/>private readonly MyNamespace.Foo _fooInstance;</text:p>
      <text:p text:style-name="Normal"><text:s text:c="4"/>private readonly MyNamespace.Bar _barInstance;</text:p>
      <text:p text:style-name="Normal"><text:s text:c="4"/>private readonly<text:s/>IReadOnlyList&lt;MyNamespace.Baz&gt; _bazInstance_Elements;</text:p>
      <text:p text:style-name="Normal"/>
      <text:p text:style-name="Normal"><text:s text:c="4"/>public Registry()</text:p>
      <text:p text:style-name="Normal"><text:s text:c="4"/>{</text:p>
      <text:soft-page-break/>
      <text:p text:style-name="Normal"><text:s text:c="8"/>_fooInstance = new MyNamespace.Foo();</text:p>
      <text:p text:style-name="Normal"><text:s text:c="8"/>_barInstance = new MyNamespace.Bar();</text:p>
      <text:p text:style-name="Normal"/>
      <text:p text:style-name="Normal"><text:s text:c="8"/>// delegate element construction to<text:s/>Elements.Initializer</text:p>
      <text:p text:style-name="Normal"><text:s text:c="8"/>_bazInstance_Elements = Baz_ElementsInitializer.CreateElements(this);</text:p>
      <text:p text:style-name="Normal"><text:s text:c="4"/>}</text:p>
      <text:p text:style-name="Normal"/>
      <text:p text:style-name="Normal"><text:s text:c="4"/>public MyNamespace.Foo GetFoo() =&gt; _fooInstance;</text:p>
      <text:p text:style-name="Normal"><text:s text:c="4"/>public MyNamespace.Bar GetBar() =&gt; _barInstance;</text:p>
      <text:p text:style-name="Normal"><text:s text:c="4"/>public IReadOnlyList&lt;MyNamespace.Baz&gt; GetBazElements() =&gt; _bazInstance_Elements;</text:p>
      <text:p text:style-name="Normal">}</text:p>
      <text:p text:style-name="P96">Generated Assignments.Initializer (Foo)</text:p>
      <text:p text:style-name="Normal">csharp</text:p>
      <text:p text:style-name="Normal">internal static partial class Foo_AssignmentsInitializer</text:p>
      <text:p text:style-name="Normal">{</text:p>
      <text:p text:style-name="Normal"><text:s text:c="4"/>public static Task Invoke_FooAsync(Registry registry)</text:p>
      <text:p text:style-name="Normal"><text:s text:c="4"/>{</text:p>
      <text:p text:style-name="Normal"><text:s text:c="8"/>var instance = registry.GetFoo();</text:p>
      <text:p text:style-name="Normal"/>
      <text:p text:style-name="Normal"><text:s text:c="8"/>// assign parameter Value from literal</text:p>
      <text:p text:style-name="Normal"><text:s text:c="8"/>instance.Value = 42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soft-page-break/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97">Generated Assignments.Initializer (Bar)</text:p>
      <text:p text:style-name="Normal">csharp</text:p>
      <text:p text:style-name="Normal">internal static partial class Bar_AssignmentsInitializer</text:p>
      <text:p text:style-name="Normal">{</text:p>
      <text:p text:style-name="Normal"><text:s text:c="4"/>public static Task Invoke_BarAsync(Registry registry)</text:p>
      <text:p text:style-name="Normal"><text:s text:c="4"/>{</text:p>
      <text:p text:style-name="Normal"><text:s text:c="8"/>var instance = registry.GetBar();</text:p>
      <text:p text:style-name="Normal"/>
      <text:p text:style-name="Normal"><text:s text:c="8"/>// assign parameter Dependency from named instance Foo</text:p>
      <text:p text:style-name="Normal"><text:s text:c="8"/>instance.Dependency = registry.GetFoo();</text:p>
      <text:p text:style-name="Normal"/>
      <text:p text:style-name="Normal"><text:s text:c="8"/>if (instance is IAsyncInitializable asyncInit)</text:p>
      <text:p text:style-name="Normal"><text:s text:c="8"/>{</text:p>
      <text:p text:style-name="Normal"><text:s text:c="12"/>return asyncInit.InitializeAsync();</text:p>
      <text:p text:style-name="Normal"><text:s text:c="8"/>}</text:p>
      <text:p text:style-name="Normal"/>
      <text:p text:style-name="Normal"><text:s text:c="8"/>return Task.CompletedTask;</text:p>
      <text:p text:style-name="Normal"><text:s text:c="4"/>}</text:p>
      <text:p text:style-name="Normal">}</text:p>
      <text:p text:style-name="P98">Generated<text:s/>Elements.Initializer (Baz)</text:p>
      <text:p text:style-name="Normal">csharp</text:p>
      <text:soft-page-break/>
      <text:p text:style-name="Normal">internal static partial class Baz_ElementsInitializer</text:p>
      <text:p text:style-name="Normal">{</text:p>
      <text:p text:style-name="Normal"><text:s text:c="4"/>public static IReadOnlyList&lt;MyNamespace.Baz&gt; CreateElements(Registry registry)</text:p>
      <text:p text:style-name="Normal"><text:s text:c="4"/>{</text:p>
      <text:p text:style-name="Normal"><text:s text:c="8"/>return new MyNamespace.Baz[] {</text:p>
      <text:p text:style-name="Normal"><text:s text:c="12"/>// element 0 from<text:s/>literal</text:p>
      <text:p text:style-name="Normal"><text:s text:c="12"/>"alpha",</text:p>
      <text:p text:style-name="Normal"><text:s text:c="12"/>// element 1 from literal</text:p>
      <text:p text:style-name="Normal"><text:s text:c="12"/>"beta",</text:p>
      <text:p text:style-name="Normal"><text:s text:c="12"/>// element 2 from named instance Foo</text:p>
      <text:p text:style-name="Normal"><text:s text:c="12"/>registry.GetFoo()</text:p>
      <text:p text:style-name="Normal"><text:s text:c="8"/>};</text:p>
      <text:p text:style-name="Normal"><text:s text:c="4"/>}</text:p>
      <text:p text:style-name="Normal">}</text:p>
      <text:p text:style-name="P99">Generated Dispatcher</text:p>
      <text:p text:style-name="Normal">csharp</text:p>
      <text:p text:style-name="Normal">public static class GeneratedInitializers</text:p>
      <text:p text:style-name="Normal">{</text:p>
      <text:p text:style-name="Normal"><text:s text:c="4"/>public static async Task RunAllInitializersAsync(IServiceProvider provider)</text:p>
      <text:p text:style-name="Normal"><text:s text:c="4"/>{</text:p>
      <text:p text:style-name="Normal"><text:s text:c="8"/>await Foo_AssignmentsInitializer.Invoke_FooAsync(provider);</text:p>
      <text:p text:style-name="Normal"><text:s text:c="8"/>await Bar_AssignmentsInitializer.Invoke_BarAsync(provider);</text:p>
      <text:p text:style-name="Normal"><text:s text:c="8"/>// Baz has no assignments, only elements, so no async initializer call needed</text:p>
      <text:p text:style-name="Normal"><text:s text:c="4"/>}</text:p>
      <text:p text:style-name="Normal">}</text:p>
      <text:p text:style-name="P100">End‑to‑End Recap</text:p>
      <text:soft-page-break/>
      <text:list text:style-name="LFO8" text:continue-numbering="true">
        <text:list-item>
          <text:p text:style-name="P101"><text:span text:style-name="T102">Foo</text:span><text:s/>→ literal assignment (42).</text:p>
        </text:list-item>
        <text:list-item>
          <text:p text:style-name="P103"><text:span text:style-name="T104">Bar</text:span><text:s/>→ reference assignment (registry.GetFoo()).</text:p>
        </text:list-item>
        <text:list-item>
          <text:p text:style-name="P105"><text:span text:style-name="T106">Baz</text:span><text:s/>→ array of elements ("alpha", "beta", registry.GetFoo()).</text:p>
        </text:list-item>
        <text:list-item>
          <text:p text:style-name="P107"><text:span text:style-name="T108">Accessor</text:span><text:s/>wires them<text:s/>together.</text:p>
        </text:list-item>
        <text:list-item>
          <text:p text:style-name="P109"><text:span text:style-name="T110">Assignments.Initializer</text:span><text:s/>applies parameters.</text:p>
        </text:list-item>
        <text:list-item>
          <text:p text:style-name="P111"><text:span text:style-name="T112">Elements.Initializer</text:span><text:s/>builds arrays.</text:p>
        </text:list-item>
        <text:list-item>
          <text:p text:style-name="P113"><text:span text:style-name="T114">Dispatcher</text:span><text:s/>orchestrates initialization.</text:p>
        </text:list-item>
      </text:list>
      <text:p text:style-name="Normal">This is the<text:s/><text:span text:style-name="T115">final consolidated artifact</text:span>: you can now see how all template pieces generate a coherent registry file with assignments, references, and elements.</text:p>
      <text:p text:style-name="Normal">Would you like me to also sketch a<text:s/><text:span text:style-name="T116">test fixture example</text:span><text:s/>(unit test style) that verifies these generated outputs behave correctly at runtime? That would close the loop from mapper → templates → generated code → validation.</text:p>
      <text:p text:style-name="Normal">----------<text:line-break/>Let's produce a set of files and then resume at validation if that goes well.</text:p>
      <text:p text:style-name="Normal">Excellent — let’s package everything we’ve built into a<text:s/><text:span text:style-name="T117">set of generated files</text:span>. This way you’ll have a coherent artifact to validate before we move on to runtime tests.</text:p>
      <text:p text:style-name="Normal"><text:span text:style-name="T118">📂</text:span><text:span text:style-name="T119"><text:s/>File Set</text:span></text:p>
      <text:p text:style-name="P120">1. Registry.cs (Accessor)</text:p>
      <text:p text:style-name="Normal">csharp</text:p>
      <text:p text:style-name="Normal">// Accessor</text:p>
      <text:p text:style-name="Normal">// {{GeneratedHeader}}</text:p>
      <text:p text:style-name="Normal">#nullable enable</text:p>
      <text:p text:style-name="Normal"/>
      <text:p text:style-name="Normal">namespace {{GeneratedNamespace}}</text:p>
      <text:p text:style-name="Normal">{</text:p>
      <text:p text:style-name="Normal"><text:s text:c="4"/>public sealed class {{RegistryClassName}}</text:p>
      <text:p text:style-name="Normal"><text:s text:c="4"/>{</text:p>
      <text:p text:style-name="Normal"><text:s text:c="8"/>{{#each Members}}</text:p>
      <text:soft-page-break/>
      <text:p text:style-name="Normal"><text:s text:c="8"/>private readonly<text:s/>{{InstancePropertyType}} {{InstanceFieldName}};</text:p>
      <text:p text:style-name="Normal"><text:s text:c="8"/>{{/each}}</text:p>
      <text:p text:style-name="Normal"/>
      <text:p text:style-name="Normal"><text:s text:c="8"/>{{#each Members}}</text:p>
      <text:p text:style-name="Normal"><text:s text:c="8"/>{{#if IsArray}}</text:p>
      <text:p text:style-name="Normal"><text:s text:c="8"/>private readonly IReadOnlyList&lt;{{InstancePropertyType}}&gt; {{InstanceFieldName}}_Elements;</text:p>
      <text:p text:style-name="Normal"><text:s text:c="8"/>{{/if}}</text:p>
      <text:p text:style-name="Normal"><text:s text:c="8"/>{{/each}}</text:p>
      <text:p text:style-name="Normal"/>
      <text:p text:style-name="Normal"><text:s text:c="8"/>public {{RegistryClassName}}()</text:p>
      <text:p text:style-name="Normal"><text:s text:c="8"/>{</text:p>
      <text:p text:style-name="Normal"><text:s text:c="12"/>{{#each Members}}</text:p>
      <text:p text:style-name="Normal"><text:s text:c="12"/>{{InstanceFieldName}} = {{InstanceInitializationExpression}};</text:p>
      <text:p text:style-name="Normal"><text:s text:c="12"/>{{/each}}</text:p>
      <text:p text:style-name="Normal"/>
      <text:p text:style-name="Normal"><text:s text:c="12"/>{{#each Members}}</text:p>
      <text:p text:style-name="Normal"><text:s text:c="12"/>{{#if IsArray}}</text:p>
      <text:p text:style-name="Normal"><text:s text:c="12"/>// delegate element construction to Elements.Initializer</text:p>
      <text:p text:style-name="Normal"><text:s text:c="12"/>{{InstanceFieldName}}_Elements = {{NamedInstanceName}}_ElementsInitializer.CreateElements(this);</text:p>
      <text:p text:style-name="Normal"><text:s text:c="12"/>{{/if}}</text:p>
      <text:p text:style-name="Normal"><text:s text:c="12"/>{{/each}}</text:p>
      <text:p text:style-name="Normal"><text:s text:c="8"/>}</text:p>
      <text:p text:style-name="Normal"/>
      <text:p text:style-name="Normal"><text:s text:c="8"/>{{#each Members}}</text:p>
      <text:soft-page-break/>
      <text:p text:style-name="Normal"><text:s text:c="8"/>public {{InstancePropertyType}} Get{{NamedInstanceName}}() =&gt; {{InstanceFieldName}};</text:p>
      <text:p text:style-name="Normal"/>
      <text:p text:style-name="Normal"><text:s text:c="8"/>{{#if IsArray}}</text:p>
      <text:p text:style-name="Normal"><text:s text:c="8"/>public IReadOnlyList&lt;{{InstancePropertyType}}&gt; Get{{NamedInstanceName}}Elements() =&gt; {{InstanceFieldName}}_Elements;</text:p>
      <text:p text:style-name="Normal"><text:s text:c="8"/>{{/if}}</text:p>
      <text:p text:style-name="Normal"><text:s text:c="8"/>{{/each}}</text:p>
      <text:p text:style-name="Normal"><text:s text:c="4"/>}</text:p>
      <text:p text:style-name="Normal">}</text:p>
      <text:p text:style-name="P121">2. Assignments.Initializer.cs</text:p>
      <text:p text:style-name="Normal">csharp</text:p>
      <text:p text:style-name="Normal">// Assignments.Initializer</text:p>
      <text:p text:style-name="Normal">/* Provenance: {{Provenance}} */</text:p>
      <text:p text:style-name="Normal">#nullable enable</text:p>
      <text:p text:style-name="Normal">using System.Threading.Tasks;</text:p>
      <text:p text:style-name="Normal"/>
      <text:p text:style-name="Normal">namespace {{GeneratedNamespace}}</text:p>
      <text:p text:style-name="Normal">{</text:p>
      <text:p text:style-name="Normal"><text:s text:c="4"/>internal static partial class<text:s/>{{NamedInstanceName}}_AssignmentsInitializer</text:p>
      <text:p text:style-name="Normal"><text:s text:c="4"/>{</text:p>
      <text:p text:style-name="Normal"><text:s text:c="8"/>public static Task Invoke_{{NamedInstanceName}}Async({{RegistryClassName}} registry)</text:p>
      <text:p text:style-name="Normal"><text:s text:c="8"/>{</text:p>
      <text:p text:style-name="Normal"><text:s text:c="12"/>var instance = registry.Get{{NamedInstanceName}}();</text:p>
      <text:p text:style-name="Normal"/>
      <text:p text:style-name="Normal"><text:s text:c="12"/>{{#each<text:s/>Assignments}}</text:p>
      <text:soft-page-break/>
      <text:p text:style-name="Normal"><text:s text:c="12"/>{{#if IsReference}}</text:p>
      <text:p text:style-name="Normal"><text:s text:c="12"/>// assign parameter {{ParameterName}} from named instance {{AssignmentNamedInstanceName}}</text:p>
      <text:p text:style-name="Normal"><text:s text:c="12"/>{{else}}</text:p>
      <text:p text:style-name="Normal"><text:s text:c="12"/>// assign parameter {{ParameterName}} from literal</text:p>
      <text:p text:style-name="Normal"><text:s text:c="12"/>{{/if}}</text:p>
      <text:p text:style-name="Normal"><text:s text:c="12"/>instance.{{ParameterName}} = {{InitializerArgumentExpression}};</text:p>
      <text:p text:style-name="Normal"><text:s text:c="12"/>{{/each}}</text:p>
      <text:p text:style-name="Normal"/>
      <text:p text:style-name="Normal"><text:s text:c="12"/>if (instance is IAsyncInitializable asyncInit)</text:p>
      <text:p text:style-name="Normal"><text:s text:c="12"/>{</text:p>
      <text:p text:style-name="Normal"><text:s text:c="16"/>return asyncInit.InitializeAsync();</text:p>
      <text:p text:style-name="Normal"><text:s text:c="12"/>}</text:p>
      <text:p text:style-name="Normal"/>
      <text:p text:style-name="Normal"><text:s text:c="12"/>return Task.CompletedTask;</text:p>
      <text:p text:style-name="Normal"><text:s text:c="8"/>}</text:p>
      <text:p text:style-name="Normal"><text:s text:c="4"/>}</text:p>
      <text:p text:style-name="Normal">}</text:p>
      <text:p text:style-name="P122">3. Elements.Initializer.cs</text:p>
      <text:p text:style-name="Normal">csharp</text:p>
      <text:p text:style-name="Normal">// Elements.Initializer</text:p>
      <text:p text:style-name="Normal">/* Provenance: {{Provenance}} */</text:p>
      <text:p text:style-name="Normal">#nullable enable</text:p>
      <text:p text:style-name="Normal">using System.Collections.Generic;</text:p>
      <text:p text:style-name="Normal"/>
      <text:p text:style-name="Normal">namespace {{GeneratedNamespace}}</text:p>
      <text:soft-page-break/>
      <text:p text:style-name="Normal">{</text:p>
      <text:p text:style-name="Normal"><text:s text:c="4"/>internal static partial class<text:s/>{{NamedInstanceName}}_ElementsInitializer</text:p>
      <text:p text:style-name="Normal"><text:s text:c="4"/>{</text:p>
      <text:p text:style-name="Normal"><text:s text:c="8"/>public static IReadOnlyList&lt;{{InstancePropertyType}}&gt; CreateElements({{RegistryClassName}} registry)</text:p>
      <text:p text:style-name="Normal"><text:s text:c="8"/>{</text:p>
      <text:p text:style-name="Normal"><text:s text:c="12"/>return new {{InstancePropertyType}}[] {</text:p>
      <text:p text:style-name="Normal"><text:s text:c="16"/>{{#each Elements}}</text:p>
      <text:p text:style-name="Normal"><text:s text:c="16"/>// element {{@index}} {{#if IsReference}}from named instance {{AssignmentNamedInstanceName}}{{else}}from literal{{/if}}</text:p>
      <text:p text:style-name="Normal"><text:s text:c="16"/>{{InitializerArgumentExpression}}{{#unless @last}},{{/unless}}</text:p>
      <text:p text:style-name="Normal"><text:s text:c="16"/>{{/each}}</text:p>
      <text:p text:style-name="Normal"><text:s text:c="12"/>};</text:p>
      <text:p text:style-name="Normal"><text:s text:c="8"/>}</text:p>
      <text:p text:style-name="Normal"><text:s text:c="4"/>}</text:p>
      <text:p text:style-name="Normal">}</text:p>
      <text:p text:style-name="P123">4. Initializer.cs (Dispatcher)</text:p>
      <text:p text:style-name="Normal">csharp</text:p>
      <text:p text:style-name="Normal">// Initializer</text:p>
      <text:p text:style-name="Normal">// {{GeneratedHeader}}</text:p>
      <text:p text:style-name="Normal">#nullable enable</text:p>
      <text:p text:style-name="Normal">{{Usings}}</text:p>
      <text:p text:style-name="Normal"/>
      <text:p text:style-name="Normal">using System;</text:p>
      <text:p text:style-name="Normal">using System.Threading.Tasks;</text:p>
      <text:p text:style-name="Normal"/>
      <text:p text:style-name="Normal">namespace {{Namespace}}</text:p>
      <text:soft-page-break/>
      <text:p text:style-name="Normal">{</text:p>
      <text:p text:style-name="Normal"><text:s text:c="4"/>public static class<text:s/>GeneratedInitializers</text:p>
      <text:p text:style-name="Normal"><text:s text:c="4"/>{</text:p>
      <text:p text:style-name="Normal"><text:s text:c="8"/>public static async Task RunAllInitializersAsync(IServiceProvider provider)</text:p>
      <text:p text:style-name="Normal"><text:s text:c="8"/>{</text:p>
      <text:p text:style-name="Normal"><text:s text:c="12"/>// Per-class initializer invoker calls</text:p>
      <text:p text:style-name="Normal"><text:s text:c="12"/>{{#each Classes}}</text:p>
      <text:p text:style-name="Normal"><text:s text:c="12"/>await {{ClassName}}_AssignmentsInitializer.Invoke_{{ClassName}}Async(provider);</text:p>
      <text:p text:style-name="Normal"><text:s text:c="12"/>{{/each}}</text:p>
      <text:p text:style-name="Normal"><text:s text:c="8"/>}</text:p>
      <text:p text:style-name="Normal"><text:s text:c="4"/>}</text:p>
      <text:p text:style-name="Normal">}</text:p>
      <text:p text:style-name="Normal"><text:span text:style-name="T124">✅</text:span><text:s/>With these four files, you now have a complete generated set:<text:s/><text:span text:style-name="T125">Accessor</text:span>,<text:s/><text:span text:style-name="T126">Assignments.Initializer</text:span>,<text:s/><text:span text:style-name="T127">Elements.Initializer</text:span>, and<text:s/><text:span text:style-name="T128">Dispatcher</text:span>.</text:p>
      <text:p text:style-name="Normal">Next step:<text:s/><text:span text:style-name="T129">validation</text:span><text:s/>— we’ll run through unit‑style fixtures to confirm that literal assignments, reference assignments, and element arrays all behave correctly at runtime.</text:p>
      <text:p text:style-name="Normal">Would you like me to start with a<text:s/><text:span text:style-name="T130">unit test fixture for Foo/Bar/Baz</text:span><text:s/>(the consolidated example we built) so you can validate the generated code in one go?</text:p>
      <text:p text:style-name="Normal">--------------------<text:line-break/>Here’s the<text:s/><text:span text:style-name="T131">end</text:span><text:span text:style-name="T132">‑to</text:span><text:span text:style-name="T133">‑end flow</text:span><text:s/>showing how the initializer classes plug into the modular pipeline we built:</text:p>
      <text:p text:style-name="P134">1. YAML input (element‑driven)</text:p>
      <text:p text:style-name="Normal">yaml</text:p>
      <text:p text:style-name="Normal">- namedInstanceName: "TemperatureOptions"</text:p>
      <text:p text:style-name="Normal"><text:s text:c="2"/>qualifiedClassName: "System.String"</text:p>
      <text:p text:style-name="Normal"><text:s text:c="2"/>elements:</text:p>
      <text:p text:style-name="Normal"><text:s text:c="4"/>- assignedValue: "degree celsius"</text:p>
      <text:p text:style-name="Normal"><text:s text:c="4"/>- assignedValue: "degree fahrenheit"</text:p>
      <text:soft-page-break/>
      <text:p text:style-name="Normal"><text:s text:c="2"/>assignments: null</text:p>
      <text:p text:style-name="P135">2. DTO enforcement</text:p>
      <text:p text:style-name="Normal">Your NamedInstanceDto enforces the invariant: one of Assignments or Elements must be non‑null. In this case, Elements is populated.</text:p>
      <text:p text:style-name="P136">3. Expando mapping pipeline</text:p>
      <text:list text:style-name="LFO9" text:continue-numbering="true">
        <text:list-item>
          <text:p text:style-name="P137"><text:span text:style-name="T138">Identity helper</text:span><text:s/>→ PropertyType = "System.String", FieldName = "_TemperatureOptionsInstance", Name = "TemperatureOptions".</text:p>
        </text:list-item>
        <text:list-item>
          <text:p text:style-name="P139"><text:span text:style-name="T140">Initialization helper</text:span><text:s/>→ sees Elements.Count &gt; 0, returns null for InstanceInitializationExpression.</text:p>
        </text:list-item>
        <text:list-item>
          <text:p text:style-name="P141"><text:span text:style-name="T142">Mapper</text:span><text:s/>→ builds RegistryMemberExpando with those values.</text:p>
        </text:list-item>
        <text:list-item>
          <text:p text:style-name="P143"><text:span text:style-name="T144">ToExpandoList</text:span><text:s/>→ converts to ExpandoObject for Handlebars.</text:p>
        </text:list-item>
      </text:list>
      <text:p text:style-name="P145">4. Registry template output</text:p>
      <text:p text:style-name="Normal">csharp</text:p>
      <text:p text:style-name="Normal">private readonly System.String _TemperatureOptionsInstance;</text:p>
      <text:p text:style-name="Normal">private readonly IReadOnlyList&lt;System.String&gt; _TemperatureOptionsInstance_Elements;</text:p>
      <text:p text:style-name="Normal"/>
      <text:p text:style-name="Normal">public Registry()</text:p>
      <text:p text:style-name="Normal">{</text:p>
      <text:p text:style-name="Normal"><text:s text:c="4"/>// no assignment emitted (InstanceInitializationExpression was null)</text:p>
      <text:p text:style-name="Normal"><text:s text:c="4"/>_TemperatureOptionsInstance_Elements = TemperatureOptions_ElementsInitializer.CreateElements(this);</text:p>
      <text:p text:style-name="Normal">}</text:p>
      <text:p text:style-name="Normal"/>
      <text:p text:style-name="Normal">public System.String GetTemperatureOptions()</text:p>
      <text:p text:style-name="Normal">{</text:p>
      <text:p text:style-name="Normal"><text:s text:c="4"/>return _TemperatureOptionsInstance;</text:p>
      <text:p text:style-name="Normal">}</text:p>
      <text:p text:style-name="Normal"/>
      <text:p text:style-name="Normal">public IReadOnlyList&lt;System.String&gt; GetTemperatureOptionsElements()</text:p>
      <text:p text:style-name="Normal">{</text:p>
      <text:p text:style-name="Normal"><text:s text:c="4"/>return _TemperatureOptionsInstance_Elements;</text:p>
      <text:p text:style-name="Normal">}</text:p>
      <text:p text:style-name="P146">5. Initializer template output</text:p>
      <text:p text:style-name="Normal">For each element‑driven instance, you generate a companion initializer class:</text:p>
      <text:p text:style-name="Normal">csharp</text:p>
      <text:p text:style-name="Normal">namespace ServiceRegistry.Initializers</text:p>
      <text:p text:style-name="Normal">{</text:p>
      <text:p text:style-name="Normal"><text:s text:c="4"/>internal static class TemperatureOptions_ElementsInitializer</text:p>
      <text:p text:style-name="Normal"><text:s text:c="4"/>{</text:p>
      <text:p text:style-name="Normal"><text:s text:c="8"/>public static IReadOnlyList&lt;string&gt; CreateElements(Registry registry)</text:p>
      <text:p text:style-name="Normal"><text:s text:c="8"/>{</text:p>
      <text:p text:style-name="Normal"><text:s text:c="12"/>return new[]</text:p>
      <text:p text:style-name="Normal"><text:s text:c="12"/>{</text:p>
      <text:p text:style-name="Normal"><text:s text:c="16"/>"degree celsius",</text:p>
      <text:p text:style-name="Normal"><text:s text:c="16"/>"degree fahrenheit"</text:p>
      <text:p text:style-name="Normal"><text:s text:c="12"/>};</text:p>
      <text:p text:style-name="Normal"><text:s text:c="8"/>}</text:p>
      <text:p text:style-name="Normal"><text:s text:c="4"/>}</text:p>
      <text:p text:style-name="Normal">}</text:p>
      <text:p text:style-name="P147">6. End‑to‑end flow</text:p>
      <text:list text:style-name="LFO10" text:continue-numbering="true">
        <text:list-item>
          <text:p text:style-name="P148"><text:span text:style-name="T149">YAML</text:span><text:s/>→ parsed into NamedInstanceDto.</text:p>
        </text:list-item>
        <text:list-item>
          <text:p text:style-name="P150"><text:span text:style-name="T151">Helpers</text:span><text:s/>→ identity + initialization tokens derived.</text:p>
        </text:list-item>
        <text:list-item>
          <text:p text:style-name="P152"><text:span text:style-name="T153">Mapper</text:span><text:s/>→ builds RegistryMemberExpando.</text:p>
        </text:list-item>
        <text:list-item>
          <text:p text:style-name="P154"><text:span text:style-name="T155">Registry template</text:span><text:s/>→ emits field declarations and constructor wiring.</text:p>
        </text:list-item>
        <text:list-item>
          <text:p text:style-name="P156"><text:span text:style-name="T157">Initializer template</text:span><text:s/>→ emits element population logic.</text:p>
        </text:list-item>
        <text:list-item>
          <text:p text:style-name="P158"><text:span text:style-name="T159">Generated code</text:span><text:s/>→ Registry delegates element construction to the initializer class.</text:p>
        </text:list-item>
      </text:list>
      <text:p text:style-name="Normal">This modular pipeline gives you:</text:p>
      <text:list text:style-name="LFO11" text:continue-numbering="true">
        <text:list-item>
          <text:p text:style-name="P160"><text:span text:style-name="T161">Clarity</text:span>: each concern isolated (identity, initialization, mapping, element population).</text:p>
        </text:list-item>
        <text:list-item>
          <text:p text:style-name="P162"><text:span text:style-name="T163">Maintainability</text:span>: adding new token types or element coercion only touches one helper/template.</text:p>
        </text:list-item>
        <text:list-item>
          <text:p text:style-name="P164"><text:span text:style-name="T165">Review</text:span><text:span text:style-name="T166">‑friendly</text:span>: no unwieldy d["..."] soup, everything is explicit and testable.</text:p>
        </text:list-item>
      </text:list>
      <text:p text:style-name="Normal">Would you like me to sketch how the<text:s/><text:span text:style-name="T167">initializer template</text:span><text:s/>could be generalized to handle not just System.String but also other primitive types (e.g. System.Int32, System.Boolean) using your canonical coercion table?</text:p>
      <text:p text:style-name="Normal">---------------------<text:line-break/>$ cat WindspeedOptions_ElementsInitializer.cs // Initializer // C:/Temp/GeneratedCode #nullable enable namespace ServiceRegistry.Initializers { internal static class WindspeedOptions_ElementsInitializer { public static IReadOnlyList&lt;System.String&gt; CreateElements() { return new List&lt;System.String&gt; { kilometer/hour, knot, meter/second, mile/hour, }; } } }</text:p>
      <text:p text:style-name="Normal">Ah, I see the issue — the initializer file is syntactically valid C#, but the<text:s/><text:span text:style-name="T168">element values are not valid string literals</text:span>.</text:p>
      <text:p text:style-name="Normal">Right now your template is emitting the raw AssignmentValue directly:</text:p>
      <text:p text:style-name="Normal">handlebars</text:p>
      <text:p text:style-name="Normal">{{#if AssignmentValue}}</text:p>
      <text:p text:style-name="Normal"><text:s text:c="4"/>{{AssignmentValue}},</text:p>
      <text:p text:style-name="Normal">{{else}}</text:p>
      <text:p text:style-name="Normal"><text:s text:c="4"/>{{AssignmentNamedInstanceName}},</text:p>
      <text:p text:style-name="Normal">{{/if}}</text:p>
      <text:p text:style-name="Normal">So when AssignmentValue = "kilometer/hour", the generated code is:</text:p>
      <text:p text:style-name="Normal">csharp</text:p>
      <text:soft-page-break/>
      <text:p text:style-name="Normal">kilometer/hour,</text:p>
      <text:p text:style-name="Normal">That’s not legal C# — it needs to be quoted as a string literal:</text:p>
      <text:p text:style-name="Normal">csharp</text:p>
      <text:p text:style-name="Normal">"kilometer/hour",</text:p>
      <text:p text:style-name="P169">How to fix it</text:p>
      <text:p text:style-name="Normal">You have two options:</text:p>
      <text:list text:style-name="LFO12" text:continue-numbering="true">
        <text:list-item>
          <text:p text:style-name="P170"><text:span text:style-name="T171">Emit quotes in the template</text:span><text:s/>Wrap the value in quotes when rendering:</text:p>
        </text:list-item>
      </text:list>
      <text:p text:style-name="Normal">handlebars</text:p>
      <text:p text:style-name="Normal">{{#if AssignmentValue}}</text:p>
      <text:p text:style-name="Normal"><text:s text:c="4"/>"{{AssignmentValue}}",</text:p>
      <text:p text:style-name="Normal">{{else}}</text:p>
      <text:p text:style-name="Normal"><text:s text:c="4"/>{{AssignmentNamedInstanceName}},</text:p>
      <text:p text:style-name="Normal">{{/if}}</text:p>
      <text:p text:style-name="Normal">Output:</text:p>
      <text:p text:style-name="Normal">csharp</text:p>
      <text:p text:style-name="Normal">"kilometer/hour",</text:p>
      <text:p text:style-name="Normal">"knot",</text:p>
      <text:p text:style-name="Normal">"meter/second",</text:p>
      <text:p text:style-name="Normal">"mile/hour",</text:p>
      <text:list text:style-name="LFO12" text:continue-numbering="true">
        <text:list-item>
          <text:p text:style-name="P172"><text:span text:style-name="T173">Pre</text:span><text:span text:style-name="T174">‑coerce values in the expando pipeline</text:span><text:s/>In DeriveElementsTokens, detect when AssignmentValue is a string and wrap it in quotes before handing it to the template:</text:p>
        </text:list-item>
      </text:list>
      <text:p text:style-name="Normal">csharp</text:p>
      <text:p text:style-name="Normal">["AssignmentValue"] = e.AssignmentValue != null ? $"\"{e.AssignmentValue}\"" : null,</text:p>
      <text:p text:style-name="Normal">Then the template can stay as‑is.</text:p>
      <text:p text:style-name="P175">Recommendation</text:p>
      <text:p text:style-name="Normal">Option 2 (pre‑coercion in the pipeline) is cleaner:</text:p>
      <text:soft-page-break/>
      <text:list text:style-name="LFO13" text:continue-numbering="true">
        <text:list-item>
          <text:p text:style-name="P176">Keeps templates simple.</text:p>
        </text:list-item>
        <text:list-item>
          <text:p text:style-name="P177">Centralizes coercion rules in one place (consistent with your AssignmentCoercion philosophy).</text:p>
        </text:list-item>
        <text:list-item>
          <text:p text:style-name="P178">Makes it easier to extend for other types later (numbers, bools, etc.).</text:p>
        </text:list-item>
      </text:list>
      <text:p text:style-name="P179">Corrected output</text:p>
      <text:p text:style-name="Normal">After fixing, your initializer will generate:</text:p>
      <text:p text:style-name="Normal">csharp</text:p>
      <text:p text:style-name="Normal">namespace ServiceRegistry.Initializers</text:p>
      <text:p text:style-name="Normal">{</text:p>
      <text:p text:style-name="Normal"><text:s text:c="4"/>internal static class WindspeedOptions_ElementsInitializer</text:p>
      <text:p text:style-name="Normal"><text:s text:c="4"/>{</text:p>
      <text:p text:style-name="Normal"><text:s text:c="8"/>public static IReadOnlyList&lt;System.String&gt; CreateElements()</text:p>
      <text:p text:style-name="Normal"><text:s text:c="8"/>{</text:p>
      <text:p text:style-name="Normal"><text:s text:c="12"/>return new List&lt;System.String&gt;</text:p>
      <text:p text:style-name="Normal"><text:s text:c="12"/>{</text:p>
      <text:p text:style-name="Normal"><text:s text:c="16"/>"kilometer/hour",</text:p>
      <text:p text:style-name="Normal"><text:s text:c="16"/>"knot",</text:p>
      <text:p text:style-name="Normal"><text:s text:c="16"/>"meter/second",</text:p>
      <text:p text:style-name="Normal"><text:s text:c="16"/>"mile/hour",</text:p>
      <text:p text:style-name="Normal"><text:s text:c="12"/>};</text:p>
      <text:p text:style-name="Normal"><text:s text:c="8"/>}</text:p>
      <text:p text:style-name="Normal"><text:s text:c="4"/>}</text:p>
      <text:p text:style-name="Normal">}</text:p>
      <text:p text:style-name="Normal">Would you like me to show how to extend DeriveElementsTokens so it<text:s/><text:span text:style-name="T180">quotes strings but leaves numeric and boolean values unquoted</text:span>, giving you type‑correct initializers automatically?</text:p>
      <text:p text:style-name="Normal">#2 is the better solution so numbers aren't quoted</text:p>
      <text:soft-page-break/>
      <text:p text:style-name="Normal">Exactly — pre‑coercion in the pipeline is the right move. That way you can decide at generation time whether a value should be quoted (strings, chars, GUIDs, etc.) or left bare (numbers, booleans). The template stays simple, and you don’t end up with "42" instead of 42.</text:p>
      <text:p text:style-name="P181">How to extend DeriveElementsTokens</text:p>
      <text:p text:style-name="Normal">Update the element mapping so it applies type‑aware quoting:</text:p>
      <text:p text:style-name="Normal">csharp</text:p>
      <text:p text:style-name="Normal">private static IDictionary&lt;string, object?&gt; DeriveElementsTokens(NamedInstanceDto src)</text:p>
      <text:p text:style-name="Normal">{</text:p>
      <text:p text:style-name="Normal"><text:s text:c="4"/>if (src.Elements == null || src.Elements.Count == 0)</text:p>
      <text:p text:style-name="Normal"><text:s text:c="8"/>return new Dictionary&lt;string, object?&gt;();</text:p>
      <text:p text:style-name="Normal"/>
      <text:p text:style-name="Normal"><text:s text:c="4"/>var elementExpandos = src.Elements</text:p>
      <text:p text:style-name="Normal"><text:s text:c="8"/>.Select(e =&gt; new Dictionary&lt;string, object?&gt;</text:p>
      <text:p text:style-name="Normal"><text:s text:c="8"/>{</text:p>
      <text:p text:style-name="Normal"><text:s text:c="12"/>["AssignmentValue"] = CoerceAssignmentValue(e),</text:p>
      <text:p text:style-name="Normal"><text:s text:c="12"/>["AssignmentNamedInstanceName"] = e.AssignmentNamedInstanceName,</text:p>
      <text:p text:style-name="Normal"><text:s text:c="12"/>["Provenance"] = e.ProvenanceStack.ToString(),</text:p>
      <text:p text:style-name="Normal"><text:s text:c="12"/>["Diagnostics"] = e.Diagnostics.Select(d =&gt; d.ToString()).ToList()</text:p>
      <text:p text:style-name="Normal"><text:s text:c="8"/>})</text:p>
      <text:p text:style-name="Normal"><text:s text:c="8"/>.ToList();</text:p>
      <text:p text:style-name="Normal"/>
      <text:p text:style-name="Normal"><text:s text:c="4"/>return new Dictionary&lt;string, object?&gt;</text:p>
      <text:p text:style-name="Normal"><text:s text:c="4"/>{</text:p>
      <text:p text:style-name="Normal"><text:s text:c="8"/>["Elements"] = elementExpandos</text:p>
      <text:p text:style-name="Normal"><text:s text:c="4"/>};</text:p>
      <text:p text:style-name="Normal">}</text:p>
      <text:p text:style-name="Normal"/>
      <text:p text:style-name="Normal">private static string? CoerceAssignmentValue(NamedInstanceElementDto e)</text:p>
      <text:p text:style-name="Normal">{</text:p>
      <text:p text:style-name="Normal"><text:s text:c="4"/>if (e.AssignmentValue == null)</text:p>
      <text:p text:style-name="Normal"><text:s text:c="8"/>return null;</text:p>
      <text:p text:style-name="Normal"/>
      <text:p text:style-name="Normal"><text:s text:c="4"/>// Decide quoting based on type</text:p>
      <text:p text:style-name="Normal"><text:s text:c="4"/>// For now, treat anything non‑numeric/non‑boolean as a string literal</text:p>
      <text:p text:style-name="Normal"><text:s text:c="4"/>if (int.TryParse(e.AssignmentValue, out _) ||</text:p>
      <text:p text:style-name="Normal"><text:s text:c="8"/>double.TryParse(e.AssignmentValue, NumberStyles.Float, CultureInfo.InvariantCulture, out _) ||</text:p>
      <text:p text:style-name="Normal"><text:s text:c="8"/>bool.TryParse(e.AssignmentValue, out _))</text:p>
      <text:p text:style-name="Normal"><text:s text:c="4"/>{</text:p>
      <text:p text:style-name="Normal"><text:s text:c="8"/>return e.AssignmentValue; // leave bare</text:p>
      <text:p text:style-name="Normal"><text:s text:c="4"/>}</text:p>
      <text:p text:style-name="Normal"/>
      <text:p text:style-name="Normal"><text:s text:c="4"/>// Otherwise wrap in quotes</text:p>
      <text:p text:style-name="Normal"><text:s text:c="4"/>return $"\"{e.AssignmentValue}\"";</text:p>
      <text:p text:style-name="Normal">}</text:p>
      <text:p text:style-name="P182">What this gives you</text:p>
      <text:list text:style-name="LFO14" text:continue-numbering="true">
        <text:list-item>
          <text:p text:style-name="P183">"kilometer/hour" → "kilometer/hour" (quoted string).</text:p>
        </text:list-item>
        <text:list-item>
          <text:p text:style-name="P184">"42" → 42 (numeric, left bare).</text:p>
        </text:list-item>
        <text:list-item>
          <text:p text:style-name="P185">"true" → true (boolean, left bare).</text:p>
        </text:list-item>
        <text:list-item>
          <text:p text:style-name="P186">"Guid.NewGuid()" or other complex values can be handled with custom rules later.</text:p>
        </text:list-item>
      </text:list>
      <text:p text:style-name="P187">Resulting initializer</text:p>
      <text:p text:style-name="Normal">csharp</text:p>
      <text:soft-page-break/>
      <text:p text:style-name="Normal">return new List&lt;System.String&gt;</text:p>
      <text:p text:style-name="Normal">{</text:p>
      <text:p text:style-name="Normal"><text:s text:c="4"/>"kilometer/hour",</text:p>
      <text:p text:style-name="Normal"><text:s text:c="4"/>"knot",</text:p>
      <text:p text:style-name="Normal"><text:s text:c="4"/>"meter/second",</text:p>
      <text:p text:style-name="Normal"><text:s text:c="4"/>"mile/hour",</text:p>
      <text:p text:style-name="Normal">};</text:p>
      <text:p text:style-name="Normal">And for numeric types:</text:p>
      <text:p text:style-name="Normal">csharp</text:p>
      <text:p text:style-name="Normal">return new List&lt;int&gt;</text:p>
      <text:p text:style-name="Normal">{</text:p>
      <text:p text:style-name="Normal"><text:s text:c="4"/>42,</text:p>
      <text:p text:style-name="Normal"><text:s text:c="4"/>100,</text:p>
      <text:p text:style-name="Normal"><text:s text:c="4"/>-7,</text:p>
      <text:p text:style-name="Normal">};</text:p>
      <text:p text:style-name="Normal">This keeps your templates clean and ensures type‑correct output.</text:p>
      <text:p text:style-name="Normal">Would you like me to also sketch how to<text:s/><text:span text:style-name="T188">extend the coercion table</text:span><text:s/>so CoerceAssignmentValue can delegate to canonical rules (string, int, bool, decimal, etc.) instead of ad‑hoc parsing? That way you unify element coercion with your AssignmentCoercion defaults.</text:p>
      <text:p text:style-name="Normal">We'll pickup here soon</text:p>
      <text:p text:style-name="Normal">Sounds good — you’ve got the pipeline and templates in place, and the next step will be refining the coercion logic so element values come out type‑correct (quoted strings vs. bare numbers/booleans). When we pick this back up, we can extend the canonical coercion table so DeriveElementsTokens delegates to it, keeping everything centralized and DRY.</text:p>
      <text:p text:style-name="Normal">That way, your Registry, Member, and Initializer templates will all stay clean while the coercion rules live in one place.</text:p>
      <text:soft-page-break/>
      <text:p text:style-name="Normal">When you’re ready, we can dive straight into building that unified coercion table and wiring it into the expando pipelin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Metcalfe</meta:initial-creator>
    <dc:creator>Jack Metcalfe</dc:creator>
    <meta:creation-date>2025-12-16T17:00:00Z</meta:creation-date>
    <dc:date>2025-12-17T04:52:00Z</dc:date>
    <meta:template xlink:href="Normal.dotm" xlink:type="simple"/>
    <meta:editing-cycles>9</meta:editing-cycles>
    <meta:editing-duration>PT10740S</meta:editing-duration>
    <meta:document-statistic meta:page-count="37" meta:paragraph-count="62" meta:word-count="4643" meta:character-count="31050" meta:row-count="220" meta:non-whitespace-character-count="26469"/>
  </office:meta>
</office:document-meta>
</file>